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Aubergines,1,/fromage,1,/oeufs,1,g/[tofu],500,g">
            <text:p>Aubergines,1,/fromage,1,/oeufs,1,g/[tofu],500,g</text:p>
          </table:table-cell>
          <table:table-cell office:value-type="string" office:value="test">
            <text:p>test</text:p>
          </table:table-cell>
          <table:table-cell office:value-type="string" office:value="">
            <text:p/>
          </table:table-cell>
          <table:table-cell office:value-type="string" office:value="double/vegan">
            <text:p>double/vegan</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Bechamel">
            <text:p>Bechamel</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
            <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ate brisée">
            <text:p>Pa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ate_brisée">
            <text:p>pa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tamari,2,c. à s./huile de sésame,1,c. à s./miso blanc,2,c. à s./sauge,1,c. à c./ail moulu,1,c. à c./eau bouillante,250,mL/protéines de soja,40,g/oignon,1,()/ail,2,gousses/huile d’olive,1,c. à s./creme végétale,100,mL/sel,1,()/poivre,1,()">
            <text:p>Butternut,1,()/tamari,2,c. à s./huile de sésame,1,c. à s./miso blanc,2,c. à s./sauge,1,c. à c./ail moulu,1,c. à c./eau bouillante,250,mL/protéines de soja,40,g/oignon,1,()/ail,2,gousses/huile d’olive,1,c. à s./creme végétale,100,mL/sel,1,()/poivre,1,()</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pate brisée,1,()/champignons,1,boite/fromage,1,()/oeufs,1,()/lait,1,()">
            <text:p>pate brisée,1,()/champignons,1,boite/fromage,1,()/oeufs,1,()/lait,1,()</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pate brisée,1,()/lardons,1,()/[champignons],1,boite/fromage,1,()/oeufs,1,()/lait,1,()">
            <text:p>pate brisée,1,()/lardons,1,()/[champignons],1,boite/fromage,1,()/oeufs,1,()/lait,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coco,1,/boubi,1,/bouba,1,()">
            <text:p>coco,1,/boubi,1,/bouba,1,()</text:p>
          </table:table-cell>
          <table:table-cell office:value-type="string" office:value="">
            <text:p/>
          </table:table-cell>
          <table:table-cell office:value-type="string" office:value="">
            <text:p/>
          </table:table-cell>
          <table:table-cell office:value-type="string" office:value="soir/double/hiver/vegan">
            <text:p>soir/double/hiver/vegan</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
            <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
            <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
            <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Soupe de legumes">
            <text:p>Soupe de legumes</text:p>
          </table:table-cell>
          <table:table-cell office:value-type="string" office:value="tomate,1,">
            <text:p>tomate,1,</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
            <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A - Recette de rien du tout tout neuf">
            <text:p>A - Recette de rien du tout tout neuf</text:p>
          </table:table-cell>
          <table:table-cell office:value-type="string" office:value="tomate,5.0,/lait,0.2,L/sucre,3.0,c. a c./farine,500.0,g">
            <text:p>tomate,5.0,/lait,0.2,L/sucre,3.0,c. a c./farine,500.0,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oussaka vegetarienne">
            <text:p>Moussaka vegetarienne</text:p>
          </table:table-cell>
          <table:table-cell office:value-type="string" office:value="Aubergines,2,/tomate,2,/oignon,2,/tofu,250,g/oeufs,2,/lait,200,mL/fromage,50,g/origan,,/estragon,,/cannelle,,">
            <text:p>Aubergines,2,/tomate,2,/oignon,2,/tofu,250,g/oeufs,2,/lait,200,mL/fromage,50,g/origan,,/estragon,,/cannelle,,</text:p>
          </table:table-cell>
          <table:table-cell office:value-type="string" office:value="1. Couper les aubergines en rondelles et faites-les dorer a la poele dans de l'huile d'olive&#10;&#10;2. Dans une cocotte, faites revenir les tomates, les oignons haches et le tofu emiette pendant 10 minutes.&#10;&#10;3. Relever avec les herbes et une pointe de cannelle, saler et poivrer legerement.&#10;&#10;4. Remplisser un plat a gratin en alternant les couches suivantes : rondelles d'aubergine, melange au tofu, rondelles d'aubergine, ...&#10;&#10;5. Battre les oeufs et le lait, puis napper le gratin&#10;&#10;6. Parsemer de fromage rape et faire cuire 30 minutes a 180 deg.">
            <text:p>1. Couper les aubergines en rondelles et faites-les dorer a la poele dans de l'huile d'olive

2. Dans une cocotte, faites revenir les tomates, les oignons haches et le tofu emiette pendant 10 minutes.

3. Relever avec les herbes et une pointe de cannelle, saler et poivrer legerement.

4. Remplisser un plat a gratin en alternant les couches suivantes : rondelles d'aubergine, melange au tofu, rondelles d'aubergine, ...

5. Battre les oeufs et le lait, puis napper le gratin

6. Parsemer de fromage rape et faire cuire 30 minutes a 180 deg.</text:p>
          </table:table-cell>
          <table:table-cell office:value-type="string" office:value="">
            <text:p/>
          </table:table-cell>
          <table:table-cell office:value-type="string" office:value="double/kids/ete/vegan">
            <text:p>double/kids/ete/vegan</text:p>
          </table:table-cell>
          <table:table-cell office:value-type="string" office:value="">
            <text:p/>
          </table:table-cell>
        </table:table-row>
        <table:table-row>
          <table:table-cell office:value-type="string" office:value="Gâteau à l'ananas">
            <text:p>Gâteau à l'ananas</text:p>
          </table:table-cell>
          <table:table-cell office:value-type="string" office:value="Sucre,14,morceaux/eau,2,c. a s./sucre,150,g/beurre,150,g/farine,150,g/levure,,½paquet/oeufs,3,/jus d’ananas,3,cas ">
            <text:p>Sucre,14,morceaux/eau,2,c. a s./sucre,150,g/beurre,150,g/farine,150,g/levure,,½paquet/oeufs,3,/jus d’ananas,3,cas </text:p>
          </table:table-cell>
          <table:table-cell office:value-type="string" office:value="Faire du caramel avec le sucre et l’eau, puis etaler au fond du moule.&#10;&#10;Disposer les rondelles d’ananas dans le moule. &#10;&#10;Dans un saladier, melanger tous les ingredients restants, puis verser dans le moule.Cuire a 180 degres pendant 40/50 min.">
            <text:p>Faire du caramel avec le sucre et l’eau, puis etaler au fond du moule.

Disposer les rondelles d’ananas dans le moule. 

Dans un saladier, melanger tous les ingredients restants, puis verser dans le moule.Cuire a 180 degres pendant 40/50 min.</text:p>
          </table:table-cell>
          <table:table-cell office:value-type="float" office:value="60">
            <text:p>60</text:p>
          </table:table-cell>
          <table:table-cell office:value-type="string" office:value="dessert">
            <text:p>dessert</text:p>
          </table:table-cell>
          <table:table-cell office:value-type="string" office:value="gateau_ananas">
            <text:p>gateau_ananas</text:p>
          </table:table-cell>
        </table:table-row>
        <table:table-row>
          <table:table-cell office:value-type="string" office:value="Cake de Mickey">
            <text:p>Cake de Mickey</text:p>
          </table:table-cell>
          <table:table-cell office:value-type="string" office:value="yaourt nature,1,()/oeufs,2,()/huile,½,pot de yaourt/sucre,2,pots de yaourt/farine,3,pots de yaourt/levure,1,c. a c.">
            <text:p>yaourt nature,1,()/oeufs,2,()/huile,½,pot de yaourt/sucre,2,pots de yaourt/farine,3,pots de yaourt/levure,1,c. a c.</text:p>
          </table:table-cell>
          <table:table-cell office:value-type="string" office:value="Prechauffer le four a 190 degre.Dans un bol, verser le yaourt nature, les deux oeufs et l’huile.Ajouter la sucre et melanger le tout.Ajouter la farine et la levureRemuer jusqu’a obtenir une belle pate. Huiler le moule et verser la pate, puis mettre au four.Cuire 35 a 40 min. Variantes : remplacer un pot de farine par - un pot de noix de coco- chocolat- poudre d’amandes.">
            <text:p>Prechauffer le four a 190 degre.Dans un bol, verser le yaourt nature, les deux oeufs et l’huile.Ajouter la sucre et melanger le tout.Ajouter la farine et la levureRemuer jusqu’a obtenir une belle pate. Huiler le moule et verser la pate, puis mettre au four.Cuire 35 a 40 min. Variantes : remplacer un pot de farine par - un pot de noix de coco- chocolat- poudre d’amandes.</text:p>
          </table:table-cell>
          <table:table-cell office:value-type="string" office:value="">
            <text:p/>
          </table:table-cell>
          <table:table-cell office:value-type="string" office:value="dessert">
            <text:p>dessert</text:p>
          </table:table-cell>
          <table:table-cell office:value-type="string" office:value="cake_mickey">
            <text:p>cake_mickey</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